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svg:stroke-opacity="50%" draw:opacity="50%" draw:textarea-horizontal-align="justify" draw:textarea-vertical-align="middle" draw:auto-grow-height="false" draw:shadow-opacity="50%"/>
    </style:style>
    <style:style style:name="gr3" style:family="graphic" style:parent-style-name="objectwithoutfill">
      <style:graphic-properties svg:stroke-opacity="50%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14cm" svg:height="1.19cm" svg:x="20.1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3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5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7.1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8.7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1.614cm" svg:height="1.19cm" svg:x="10.3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1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3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5.1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9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5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5.1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614cm" svg:height="1.19cm" svg:x="26.7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3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9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5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3.164cm" svg:y="6.291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4" draw:text-style-name="P1" draw:layer="layout" draw:type="line" svg:x1="20.971cm" svg:y1="3.181cm" svg:x2="27.571cm" svg:y2="6.291cm" draw:start-shape="id3" draw:start-glue-point="2" draw:end-shape="id4" draw:end-glue-point="0" svg:d="M20971 3181l6600 3110" svg:viewBox="0 0 6601 3111">
          <text:p/>
        </draw:connector>
        <draw:custom-shape draw:style-name="gr2" draw:text-style-name="P1" draw:layer="layout" svg:width="1.614cm" svg:height="1.19cm" svg:x="20.6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2.2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1.614cm" svg:height="1.19cm" svg:x="23.8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5.464cm" svg:y="10.5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0.164cm" svg:y="10.5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614cm" svg:height="1.19cm" svg:x="31.764cm" svg:y="10.5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3.364cm" svg:y="10.5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4.964cm" svg:y="10.591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7.571cm" svg:y1="7.481cm" svg:x2="24.671cm" svg:y2="10.591cm" draw:end-shape="id5" draw:end-glue-point="0" svg:d="M27571 7481l-2900 3110" svg:viewBox="0 0 2901 3111">
          <text:p/>
        </draw:connector>
        <draw:connector draw:style-name="gr4" draw:text-style-name="P1" draw:layer="layout" draw:type="line" svg:x1="29.171cm" svg:y1="7.481cm" svg:x2="32.571cm" svg:y2="10.591cm" draw:end-shape="id6" draw:end-glue-point="0" svg:d="M29171 7481l3400 3110" svg:viewBox="0 0 3401 3111">
          <text:p/>
        </draw:connector>
        <draw:custom-shape draw:style-name="gr1" draw:text-style-name="P1" draw:layer="layout" svg:width="1.614cm" svg:height="1.19cm" svg:x="29.664cm" svg:y="14.6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614cm" svg:height="1.19cm" svg:x="31.2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1.614cm" svg:height="1.19cm" svg:x="33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35.364cm" svg:y="14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2.571cm" svg:y1="11.781cm" svg:x2="32.071cm" svg:y2="14.691cm" draw:end-shape="id7" draw:end-glue-point="0" svg:d="M32571 11781l-500 2910" svg:viewBox="0 0 501 2911">
          <text:p/>
        </draw:connector>
        <draw:connector draw:style-name="gr3" draw:text-style-name="P1" draw:layer="layout" draw:type="line" svg:x1="34.171cm" svg:y1="11.781cm" svg:x2="34.571cm" svg:y2="14.691cm" draw:end-shape="id8" svg:d="M34171 11781l400 2910" svg:viewBox="0 0 401 2911">
          <text:p/>
        </draw:connector>
        <draw:custom-shape draw:style-name="gr1" draw:text-style-name="P1" xml:id="id9" draw:id="id9" draw:layer="layout" svg:width="1.614cm" svg:height="1.19cm" svg:x="29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1.614cm" svg:height="1.19cm" svg:x="31.564cm" svg:y="18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0.471cm" svg:y1="15.881cm" svg:x2="30.171cm" svg:y2="18.691cm" draw:end-shape="id9" draw:end-glue-point="0" svg:d="M30471 15881l-300 2810" svg:viewBox="0 0 301 2811">
          <text:p/>
        </draw:connector>
        <draw:connector draw:style-name="gr3" draw:text-style-name="P1" draw:layer="layout" draw:type="line" svg:x1="32.071cm" svg:y1="15.881cm" svg:x2="32.371cm" svg:y2="18.691cm" draw:end-shape="id10" draw:end-glue-point="0" svg:d="M32071 15881l300 2810" svg:viewBox="0 0 301 2811">
          <text:p/>
        </draw:connector>
        <draw:custom-shape draw:style-name="gr2" draw:text-style-name="P1" draw:layer="layout" svg:width="1.614cm" svg:height="1.19cm" svg:x="2.4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1.614cm" svg:height="1.19cm" svg:x="4.0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1.614cm" svg:height="1.19cm" svg:x="5.6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7.2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1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1.614cm" svg:height="1.19cm" svg:x="13.5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0" draw:id="id30" draw:layer="layout" svg:width="1.614cm" svg:height="1.19cm" svg:x="15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6.7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6" draw:id="id16" draw:layer="layout" svg:width="1.614cm" svg:height="1.19cm" svg:x="1.8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1.614cm" svg:height="1.19cm" svg:x="3.4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1.614cm" svg:height="1.19cm" svg:x="5.9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0" draw:id="id20" draw:layer="layout" svg:width="1.614cm" svg:height="1.19cm" svg:x="7.5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1.614cm" svg:height="1.19cm" svg:x="1.5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8" draw:id="id18" draw:layer="layout" svg:width="1.614cm" svg:height="1.19cm" svg:x="3.7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9" draw:id="id19" draw:layer="layout" svg:width="1.614cm" svg:height="1.19cm" svg:x="5.6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1" draw:id="id21" draw:layer="layout" svg:width="1.614cm" svg:height="1.19cm" svg:x="7.8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9.571cm" svg:y1="7.481cm" svg:x2="6.471cm" svg:y2="10.591cm" draw:end-shape="id11" draw:end-glue-point="0" svg:d="M9571 7481l-3100 3110" svg:viewBox="0 0 3101 3111">
          <text:p/>
        </draw:connector>
        <draw:connector draw:style-name="gr3" draw:text-style-name="P1" draw:layer="layout" draw:type="line" svg:x1="11.171cm" svg:y1="7.481cm" svg:x2="14.371cm" svg:y2="10.591cm" draw:end-shape="id12" draw:end-glue-point="0" svg:d="M11171 7481l3200 3110" svg:viewBox="0 0 3201 3111">
          <text:p/>
        </draw:connector>
        <draw:connector draw:style-name="gr3" draw:text-style-name="P1" draw:layer="layout" draw:type="line" svg:x1="4.871cm" svg:y1="11.781cm" svg:x2="4.271cm" svg:y2="14.691cm" draw:start-shape="id13" draw:start-glue-point="2" draw:end-shape="id14" draw:end-glue-point="0" svg:d="M4871 11781l-600 2910" svg:viewBox="0 0 601 2911">
          <text:p/>
        </draw:connector>
        <draw:connector draw:style-name="gr3" draw:text-style-name="P1" draw:layer="layout" draw:type="line" svg:x1="6.471cm" svg:y1="11.781cm" svg:x2="6.771cm" svg:y2="14.691cm" draw:start-shape="id11" draw:start-glue-point="2" draw:end-shape="id15" draw:end-glue-point="0" svg:d="M6471 11781l300 2910" svg:viewBox="0 0 301 2911">
          <text:p/>
        </draw:connector>
        <draw:connector draw:style-name="gr3" draw:text-style-name="P1" draw:layer="layout" draw:type="line" svg:x1="2.671cm" svg:y1="15.881cm" svg:x2="2.371cm" svg:y2="18.691cm" draw:start-shape="id16" draw:start-glue-point="2" draw:end-shape="id17" draw:end-glue-point="0" svg:d="M2671 15881l-300 2810" svg:viewBox="0 0 301 2811">
          <text:p/>
        </draw:connector>
        <draw:connector draw:style-name="gr3" draw:text-style-name="P1" draw:layer="layout" draw:type="line" svg:x1="4.271cm" svg:y1="15.881cm" svg:x2="4.571cm" svg:y2="18.691cm" draw:start-shape="id14" draw:start-glue-point="2" draw:end-shape="id18" draw:end-glue-point="0" svg:d="M4271 15881l300 2810" svg:viewBox="0 0 301 2811">
          <text:p/>
        </draw:connector>
        <draw:connector draw:style-name="gr3" draw:text-style-name="P1" draw:layer="layout" draw:type="line" svg:x1="6.771cm" svg:y1="15.881cm" svg:x2="6.471cm" svg:y2="18.691cm" draw:start-shape="id15" draw:start-glue-point="2" draw:end-shape="id19" draw:end-glue-point="0" svg:d="M6771 15881l-300 2810" svg:viewBox="0 0 301 2811">
          <text:p/>
        </draw:connector>
        <draw:connector draw:style-name="gr3" draw:text-style-name="P1" draw:layer="layout" draw:type="line" svg:x1="8.371cm" svg:y1="15.881cm" svg:x2="8.671cm" svg:y2="18.691cm" draw:start-shape="id20" draw:start-glue-point="2" draw:end-shape="id21" draw:end-glue-point="0" svg:d="M8371 15881l300 2810" svg:viewBox="0 0 301 2811">
          <text:p/>
        </draw:connector>
        <draw:custom-shape draw:style-name="gr2" draw:text-style-name="P1" xml:id="id22" draw:id="id22" draw:layer="layout" svg:width="1.614cm" svg:height="1.19cm" svg:x="11.4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4" draw:id="id24" draw:layer="layout" svg:width="1.614cm" svg:height="1.19cm" svg:x="13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6" draw:id="id26" draw:layer="layout" svg:width="1.614cm" svg:height="1.19cm" svg:x="15.5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8" draw:id="id28" draw:layer="layout" svg:width="1.614cm" svg:height="1.19cm" svg:x="17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3" draw:id="id23" draw:layer="layout" svg:width="1.614cm" svg:height="1.19cm" svg:x="11.1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5" draw:id="id25" draw:layer="layout" svg:width="1.614cm" svg:height="1.19cm" svg:x="13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7" draw:id="id27" draw:layer="layout" svg:width="1.614cm" svg:height="1.19cm" svg:x="15.2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9" draw:id="id29" draw:layer="layout" svg:width="1.614cm" svg:height="1.19cm" svg:x="17.4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2.271cm" svg:y1="15.881cm" svg:x2="11.971cm" svg:y2="18.691cm" draw:start-shape="id22" draw:start-glue-point="2" draw:end-shape="id23" draw:end-glue-point="0" svg:d="M12271 15881l-300 2810" svg:viewBox="0 0 301 2811">
          <text:p/>
        </draw:connector>
        <draw:connector draw:style-name="gr3" draw:text-style-name="P1" draw:layer="layout" draw:type="line" svg:x1="13.871cm" svg:y1="15.881cm" svg:x2="14.171cm" svg:y2="18.691cm" draw:start-shape="id24" draw:start-glue-point="2" draw:end-shape="id25" draw:end-glue-point="0" svg:d="M13871 15881l300 2810" svg:viewBox="0 0 301 2811">
          <text:p/>
        </draw:connector>
        <draw:connector draw:style-name="gr3" draw:text-style-name="P1" draw:layer="layout" draw:type="line" svg:x1="16.371cm" svg:y1="15.881cm" svg:x2="16.071cm" svg:y2="18.691cm" draw:start-shape="id26" draw:start-glue-point="2" draw:end-shape="id27" draw:end-glue-point="0" svg:d="M16371 15881l-300 2810" svg:viewBox="0 0 301 2811">
          <text:p/>
        </draw:connector>
        <draw:connector draw:style-name="gr3" draw:text-style-name="P1" draw:layer="layout" draw:type="line" svg:x1="17.971cm" svg:y1="15.881cm" svg:x2="18.271cm" svg:y2="18.691cm" draw:start-shape="id28" draw:start-glue-point="2" draw:end-shape="id29" draw:end-glue-point="0" svg:d="M17971 15881l300 2810" svg:viewBox="0 0 301 2811">
          <text:p/>
        </draw:connector>
        <draw:connector draw:style-name="gr3" draw:text-style-name="P1" draw:layer="layout" draw:type="line" svg:x1="14.371cm" svg:y1="11.781cm" svg:x2="13.871cm" svg:y2="14.691cm" draw:start-shape="id12" draw:start-glue-point="2" draw:end-shape="id24" draw:end-glue-point="0" svg:d="M14371 11781l-500 2910" svg:viewBox="0 0 501 2911">
          <text:p/>
        </draw:connector>
        <draw:connector draw:style-name="gr3" draw:text-style-name="P1" draw:layer="layout" draw:type="line" svg:x1="15.971cm" svg:y1="11.781cm" svg:x2="16.371cm" svg:y2="14.691cm" draw:start-shape="id30" draw:start-glue-point="2" draw:end-shape="id26" svg:d="M15971 11781l400 2910" svg:viewBox="0 0 401 2911">
          <text:p/>
        </draw:connector>
        <draw:custom-shape draw:style-name="gr2" draw:text-style-name="P1" xml:id="id33" draw:id="id33" draw:layer="layout" svg:width="1.614cm" svg:height="1.19cm" svg:x="20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1" draw:id="id31" draw:layer="layout" svg:width="1.614cm" svg:height="1.19cm" svg:x="21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2" draw:id="id32" draw:layer="layout" svg:width="1.614cm" svg:height="1.19cm" svg:x="24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7" draw:id="id37" draw:layer="layout" svg:width="1.614cm" svg:height="1.19cm" svg:x="25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4" draw:id="id34" draw:layer="layout" svg:width="1.614cm" svg:height="1.19cm" svg:x="19.7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5" draw:id="id35" draw:layer="layout" svg:width="1.614cm" svg:height="1.19cm" svg:x="21.9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6" draw:id="id36" draw:layer="layout" svg:width="1.614cm" svg:height="1.19cm" svg:x="23.8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8" draw:id="id38" draw:layer="layout" svg:width="1.614cm" svg:height="1.19cm" svg:x="26.0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3.071cm" svg:y1="11.781cm" svg:x2="22.471cm" svg:y2="14.691cm" draw:end-shape="id31" draw:end-glue-point="0" svg:d="M23071 11781l-600 2910" svg:viewBox="0 0 601 2911">
          <text:p/>
        </draw:connector>
        <draw:connector draw:style-name="gr3" draw:text-style-name="P1" draw:layer="layout" draw:type="line" svg:x1="24.671cm" svg:y1="11.781cm" svg:x2="24.971cm" svg:y2="14.691cm" draw:end-shape="id32" draw:end-glue-point="0" svg:d="M24671 11781l300 2910" svg:viewBox="0 0 301 2911">
          <text:p/>
        </draw:connector>
        <draw:connector draw:style-name="gr3" draw:text-style-name="P1" draw:layer="layout" draw:type="line" svg:x1="20.871cm" svg:y1="15.881cm" svg:x2="20.571cm" svg:y2="18.691cm" draw:start-shape="id33" draw:start-glue-point="2" draw:end-shape="id34" draw:end-glue-point="0" svg:d="M20871 15881l-300 2810" svg:viewBox="0 0 301 2811">
          <text:p/>
        </draw:connector>
        <draw:connector draw:style-name="gr3" draw:text-style-name="P1" draw:layer="layout" draw:type="line" svg:x1="22.471cm" svg:y1="15.881cm" svg:x2="22.771cm" svg:y2="18.691cm" draw:start-shape="id31" draw:start-glue-point="2" draw:end-shape="id35" draw:end-glue-point="0" svg:d="M22471 15881l300 2810" svg:viewBox="0 0 301 2811">
          <text:p/>
        </draw:connector>
        <draw:connector draw:style-name="gr3" draw:text-style-name="P1" draw:layer="layout" draw:type="line" svg:x1="24.971cm" svg:y1="15.881cm" svg:x2="24.671cm" svg:y2="18.691cm" draw:start-shape="id32" draw:start-glue-point="2" draw:end-shape="id36" draw:end-glue-point="0" svg:d="M24971 15881l-300 2810" svg:viewBox="0 0 301 2811">
          <text:p/>
        </draw:connector>
        <draw:connector draw:style-name="gr3" draw:text-style-name="P1" draw:layer="layout" draw:type="line" svg:x1="26.571cm" svg:y1="15.881cm" svg:x2="26.871cm" svg:y2="18.691cm" draw:start-shape="id37" draw:start-glue-point="2" draw:end-shape="id38" draw:end-glue-point="0" svg:d="M26571 15881l300 2810" svg:viewBox="0 0 301 2811">
          <text:p/>
        </draw:connector>
        <draw:custom-shape draw:style-name="gr2" draw:text-style-name="P1" xml:id="id39" draw:id="id39" draw:layer="layout" svg:width="1.614cm" svg:height="1.19cm" svg:x="33.4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0" draw:id="id40" draw:layer="layout" svg:width="1.614cm" svg:height="1.19cm" svg:x="35.6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4.571cm" svg:y1="15.881cm" svg:x2="34.271cm" svg:y2="18.691cm" draw:end-shape="id39" draw:end-glue-point="0" svg:d="M34571 15881l-300 2810" svg:viewBox="0 0 301 2811">
          <text:p/>
        </draw:connector>
        <draw:connector draw:style-name="gr3" draw:text-style-name="P1" draw:layer="layout" draw:type="line" svg:x1="36.171cm" svg:y1="15.881cm" svg:x2="36.471cm" svg:y2="18.691cm" draw:end-shape="id40" draw:end-glue-point="0" svg:d="M36171 15881l300 2810" svg:viewBox="0 0 301 28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04T12:11:40.640349670</dc:date>
    <dc:creator>elucterio </dc:creator>
    <meta:editing-duration>PT51M25S</meta:editing-duration>
    <meta:editing-cycles>15</meta:editing-cycles>
    <meta:generator>LibreOffice/4.2.8.2$Linux_X86_64 LibreOffice_project/420m0$Build-2</meta:generator>
    <meta:document-statistic meta:object-count="110"/>
  </office:meta>
</office:document-meta>
</file>